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108576194542E5754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9c7" officeooo:paragraph-rsid="00014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Figura5" text:anchor-type="char" svg:x="-0.111cm" svg:y="0.138cm" svg:width="18.505cm" svg:height="6.985cm" draw:z-index="0"><draw:image xlink:href="Pictures/10000201000001F300000108576194542E575485.png" xlink:type="simple" xlink:show="embed" xlink:actuate="onLoad" loext:mime-type="image/png"/></draw:frame>Acessa lista do dominio, adicionar regr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5:57:02.699181146</meta:creation-date>
    <dc:date>2021-04-27T15:58:07.685417383</dc:date>
    <meta:editing-duration>PT1M6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" meta:word-count="6" meta:character-count="41" meta:non-whitespace-character-count="36"/>
  </office:meta>
</office:document-meta>
</file>